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141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15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Rareté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Date de sortie</text:p>
          </table:table-cell>
          <table:table-cell table:style-name="ce1" office:value-type="string" calcext:value-type="string">
            <text:p>Nom de l’im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 Goku Super Saiyan &amp; Vegeta Super Saiyan &amp; Trunks Super Saiyan (jeune)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/Saiyan de sans-mêlé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on_Goku_Super_Saiyan_&amp;_Vegeta_Super_Saiyan_&amp;_Trunks_Super_Saiyan_(jeune)_Int_LR.p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 Gohan Super Saiyan (futur)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 de sans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han_Super_Saiyan_(futur).p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nks Super Saiyan (futur)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 de sans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Trunks_Super_Saiyan_(futur)_End_LR.p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masu : Fusion Tec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Potala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Zamasu_:_Fusion_Tec_LR.p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 Goku Super Saiyan divin SS &amp; Vegeta Super Saiyan divin SS Ag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Super_Saiyan_divin_SS_&amp;_Vegeta_Super_Saiyan_divin_SS_Agi_Lr.pn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méga Shenro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dragon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méga_Shenron_agi_Lr.p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n Goku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Super_Saiyan_4.p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Int_LR.p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. Willow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cyborg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Dr._Willow_Agi_LR.p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lma (enfant)</text:p>
          </table:table-cell>
          <table:table-cell office:value-type="string" calcext:value-type="string">
            <text:p>Femin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Huma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ulma_(enfant)_Pui_LR.p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o (super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oo_(super)_Agi_LR.p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bidi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Babidi_Int_LR.p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Agi_Lr.p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n Gohan (petit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aiyan de sans-mêlé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han_Int_LR.p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oku super saiyan PUI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_PUI_LR.p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n Goku (GT) &amp; Vegeta Super Saiyan 4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Pui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on_Goku_(GT)_&amp;_Vegeta_Super_Saiyan_4_Pui_LR.p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ku super saiyan 3 &amp; Vegeta super saiyan 2 end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aiya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Goku_super_saiyan _3_&amp;_Vegeta_super_saiyan_2_end_LR.pn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atchiyack (forme géant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Autr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atchiyack_(forme géante)_Tec_LR.pn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ackie Chu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Humain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Jackie_Chun_Int_LR.pn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ccolo (éveil de puissance)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Namek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iccolo_(éveil de puissance)_Tec_LR.pn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Son Gohan ultime End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Saiyan de sans-mêlé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Son_Gohan_ultime.pn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étal Coole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Extrêm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utr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étal_Cooler_End_LR.p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n Goku Super Saiyan &amp; Vegeta Super Saiyan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gi</text:p>
          </table:table-cell>
          <table:table-cell office:value-type="string" calcext:value-type="string">
            <text:p>Saiya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Son_Goku_Super_Saiyan_&amp;_Vegeta_Super_Saiyan_Agi_LR.pn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Goku super saiyan TEC LR</text:p>
          </table:table-cell>
          <table:table-cell table:style-name="ce3" office:value-type="string" calcext:value-type="string">
            <text:p>Masculin</text:p>
          </table:table-cell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Tec</text:p>
          </table:table-cell>
          <table:table-cell table:style-name="ce3" office:value-type="string" calcext:value-type="string">
            <text:p>Saiyan</text:p>
          </table:table-cell>
          <table:table-cell table:style-name="ce5" office:value-type="float" office:value="2022" calcext:value-type="float">
            <text:p>2022</text:p>
          </table:table-cell>
          <table:table-cell table:style-name="ce3" office:value-type="string" calcext:value-type="string">
            <text:p>Goku_super_saiyan_TEC_LR.pn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Goku super saiyan INT LR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uper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Saiyan</text:p>
          </table:table-cell>
          <table:table-cell table:style-name="ce4" office:value-type="float" office:value="2021" calcext:value-type="float">
            <text:p>2021</text:p>
          </table:table-cell>
          <table:table-cell table:style-name="ce4" office:value-type="string" calcext:value-type="string">
            <text:p>Goku_super_saiyan_INT_LR.pn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Goku super saiyan AGI LR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uper</text:p>
          </table:table-cell>
          <table:table-cell table:style-name="ce4" office:value-type="string" calcext:value-type="string">
            <text:p>LR</text:p>
          </table:table-cell>
          <table:table-cell table:style-name="ce4" office:value-type="string" calcext:value-type="string">
            <text:p>Agi</text:p>
          </table:table-cell>
          <table:table-cell table:style-name="ce4" office:value-type="string" calcext:value-type="string">
            <text:p>Saiyan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Goku_super_saiyan _AGI_LR.pn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Goku super saiyan divin END UR</text:p>
          </table:table-cell>
          <table:table-cell table:style-name="ce4" office:value-type="string" calcext:value-type="string">
            <text:p>Masculin</text:p>
          </table:table-cell>
          <table:table-cell table:style-name="ce4" office:value-type="string" calcext:value-type="string">
            <text:p>Super</text:p>
          </table:table-cell>
          <table:table-cell table:style-name="ce4" office:value-type="string" calcext:value-type="string">
            <text:p>UR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Saiyan</text:p>
          </table:table-cell>
          <table:table-cell table:style-name="ce4" office:value-type="float" office:value="2023" calcext:value-type="float">
            <text:p>2023</text:p>
          </table:table-cell>
          <table:table-cell table:style-name="ce4" office:value-type="string" calcext:value-type="string">
            <text:p>Goku_super_saiyan_divin_END_UR.pn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n Goku &amp; Piccolo Int LR</text:p>
          </table:table-cell>
          <table:table-cell office:value-type="string" calcext:value-type="string">
            <text:p>Masculin</text:p>
          </table:table-cell>
          <table:table-cell office:value-type="string" calcext:value-type="string">
            <text:p>super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mek/saiyan</text:p>
          </table:table-cell>
          <table:table-cell office:value-type="float" office:value="2021" calcext:value-type="float">
            <text:p>20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09:38:43.383040140</meta:creation-date>
    <dc:date>2024-02-05T12:28:50.989364590</dc:date>
    <meta:editing-duration>PT35M39S</meta:editing-duration>
    <meta:editing-cycles>5</meta:editing-cycles>
    <meta:generator>LibreOffice/7.3.7.2$Linux_X86_64 LibreOffice_project/30$Build-2</meta:generator>
    <meta:document-statistic meta:table-count="1" meta:cell-count="276" meta:object-count="0"/>
  </office:meta>
</office:document-meta>
</file>